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00000000554000003008CE7D9D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withoutfill">
      <style:graphic-properties svg:stroke-color="#ff3333"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4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color="#ff3333" fo:font-size="18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color="#ff3333" fo:font-size="18pt" style:text-underline-style="non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cm" svg:height="1.195cm" svg:x="2cm" svg:y="5cm">
          <draw:text-box>
            <text:p text:style-name="P1"><text:span text:style-name="T1">environment</text:span></text:p>
          </draw:text-box>
        </draw:frame>
        <draw:line draw:style-name="gr2" draw:text-style-name="P2" draw:layer="layout" svg:x1="6.5cm" svg:y1="5.5cm" svg:x2="7.5cm" svg:y2="5.5cm">
          <text:p/>
        </draw:line>
        <draw:frame draw:style-name="gr1" draw:text-style-name="P1" draw:layer="layout" svg:width="5cm" svg:height="1.195cm" svg:x="2cm" svg:y="6.805cm">
          <draw:text-box>
            <text:p text:style-name="P1"><text:span text:style-name="T1">shaders</text:span></text:p>
          </draw:text-box>
        </draw:frame>
        <draw:line draw:style-name="gr2" draw:text-style-name="P2" draw:layer="layout" svg:x1="6.5cm" svg:y1="7.305cm" svg:x2="7.5cm" svg:y2="7.305cm">
          <text:p/>
        </draw:line>
        <draw:frame draw:style-name="gr1" draw:text-style-name="P1" draw:layer="layout" svg:width="5cm" svg:height="1.195cm" svg:x="2cm" svg:y="11.805cm">
          <draw:text-box>
            <text:p text:style-name="P1"><text:span text:style-name="T1">scene options</text:span></text:p>
          </draw:text-box>
        </draw:frame>
        <draw:line draw:style-name="gr2" draw:text-style-name="P2" draw:layer="layout" svg:x1="6.5cm" svg:y1="12.305cm" svg:x2="7.5cm" svg:y2="12.305cm">
          <text:p/>
        </draw:line>
        <draw:frame draw:style-name="gr3" draw:text-style-name="P1" draw:layer="layout" svg:width="8.5cm" svg:height="1.675cm" svg:x="18.5cm" svg:y="3.325cm">
          <draw:text-box>
            <text:p text:style-name="P1"><text:span text:style-name="T1">additional shader options</text:span></text:p>
          </draw:text-box>
        </draw:frame>
        <draw:line draw:style-name="gr2" draw:text-style-name="P2" draw:layer="layout" svg:x1="25cm" svg:y1="4cm" svg:x2="25cm" svg:y2="5cm">
          <text:p/>
        </draw:line>
        <draw:frame draw:style-name="gr4" draw:text-style-name="P2" draw:layer="layout" svg:width="19.032cm" svg:height="10.999cm" svg:x="7.5cm" svg:y="5.001cm">
          <draw:image xlink:href="Pictures/1000000000000554000003008CE7D9D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33M34S</meta:editing-duration>
    <meta:editing-cycles>8</meta:editing-cycles>
    <meta:generator>OpenOffice/4.1.7$Win32 OpenOffice.org_project/417m1$Build-9800</meta:generator>
    <dc:date>2020-08-15T21:51:20.28</dc:date>
    <meta:document-statistic meta:object-count="9"/>
  </office:meta>
</office:document-meta>
</file>